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526000017420AD71AC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5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 style:list-style-name="L2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fo:background-color="#ffff00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>Etude de l'expression du besoin lié à notre projet</text:p>
      <text:p text:style-name="Standard"/>
      <text:p text:style-name="Standard"/>
      <text:p text:style-name="Standard"/>
      <text:p text:style-name="Standard"/>
      <text:p text:style-name="Standard"/>
      <text:p text:style-name="P4">L'idée serait de partir (pour un planning visuel) prenant en compte une couleur par type d'absence.</text:p>
      <text:p text:style-name="Standard"/>
      <text:p text:style-name="Standard"/>
      <text:p text:style-name="Standard"/>
      <text:list xml:id="list3923854305165383065" text:style-name="L3">
        <text:list-item>
          <text:p text:style-name="P2">Workflow de validation des congés</text:p>
        </text:list-item>
      </text:list>
      <text:p text:style-name="Standard"><text:tab/></text:p>
      <text:p text:style-name="P11"><draw:frame draw:style-name="fr1" draw:name="images1" text:anchor-type="paragraph" svg:width="12.709cm" svg:height="4.441cm" draw:z-index="0"><draw:image xlink:href="Pictures/2000000700004526000017420AD71ACE.svm" xlink:type="simple" xlink:show="embed" xlink:actuate="onLoad"/></draw:frame></text:p>
      <text:p text:style-name="P11"><text:tab/>Scénario :</text:p>
      <text:p text:style-name="P11"/>
      <text:list xml:id="list7828693747010806943" text:style-name="L7">
        <text:list-item>
          <text:p text:style-name="P9">Le demandeur formule un demande</text:p>
        </text:list-item>
        <text:list-item>
          <text:p text:style-name="P9">L'enregistrement de la demande entraine l'envoie d'un mail de demande contenant un lien sur la décision vers le valideur avec son backup en copie.</text:p>
        </text:list-item>
        <text:list-item>
          <text:p text:style-name="P9">Le valideur ou son backup refuse, un mail de refus est transmis au demandeur et le workflow s'arrête là.</text:p>
        </text:list-item>
        <text:list-item>
          <text:p text:style-name="P9">Le valideur accepte, un autre mail est transmis au RH pour prise en compte.</text:p>
        </text:list-item>
      </text:list>
      <text:p text:style-name="Standard"/>
      <text:p text:style-name="Standard"/>
      <text:p text:style-name="Standard"/>
      <text:list xml:id="list37242436" text:continue-list="list3923854305165383065" text:style-name="L3">
        <text:list-item>
          <text:p text:style-name="P2">Acteurs</text:p>
          <text:p text:style-name="P2"/>
        </text:list-item>
      </text:list>
      <text:list xml:id="list5494514384658452200" text:style-name="L8">
        <text:list-item>
          <text:list>
            <text:list-item>
              <text:p text:style-name="P10">Demandeur = Tous les employés de l'entreprise peuvent formuler une demande.</text:p>
            </text:list-item>
            <text:list-item>
              <text:p text:style-name="P10">Valideur = Responsable + son backup (en cas de défection du Responsable).</text:p>
              <text:list>
                <text:list-item>
                  <text:list>
                    <text:list-item>
                      <text:list>
                        <text:list-header>
                          <text:p text:style-name="P10">Le Responsable peut saisir des absences non signalées.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0">RH = Service de gestion des congés.</text:p>
            </text:list-item>
            <text:list-item>
              <text:p text:style-name="P10">RH2 = Etat mensuel des absences du mois avant payes.</text:p>
            </text:list-item>
            <text:list-item>
              <text:p text:style-name="P10">Administrateur de l'application = Gère ou définie la base du personnel ainsi que les différents acteurs.</text:p>
            </text:list-item>
          </text:list>
        </text:list-item>
      </text:list>
      <text:p text:style-name="Standard"/>
      <text:p text:style-name="Standard"/>
      <text:list xml:id="list2631189767410568762" text:style-name="L1">
        <text:list-item>
          <text:p text:style-name="P1"><text:soft-page-break/>Liste des congés que nous envisageons de prendre en compte :</text:p>
          <text:p text:style-name="P1"/>
        </text:list-item>
      </text:list>
      <text:list xml:id="list2258162310060633200" text:style-name="L2">
        <text:list-item>
          <text:p text:style-name="P5">Congé payé</text:p>
        </text:list-item>
        <text:list-item>
          <text:p text:style-name="P5">Congé exceptionnel</text:p>
        </text:list-item>
        <text:list-item>
          <text:p text:style-name="P5">Congé maladie</text:p>
        </text:list-item>
        <text:list-item>
          <text:p text:style-name="P5">RTT</text:p>
        </text:list-item>
        <text:list-item>
          <text:p text:style-name="P5">Autres <text:s/>→ Repos compensateur</text:p>
          <text:list>
            <text:list-item>
              <text:list>
                <text:list-item>
                  <text:list>
                    <text:list-item>
                      <text:p text:style-name="P5">Absence irrégulière</text:p>
                    </text:list-item>
                    <text:list-item>
                      <text:p text:style-name="P5">Congé sabatique</text:p>
                    </text:list-item>
                    <text:list-item>
                      <text:p text:style-name="P5">Autres cas d'absence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1563565108035441073" text:style-name="L5">
        <text:list-item>
          <text:p text:style-name="P3">Représentation du calendrier individuel ou de groupe :</text:p>
          <text:p text:style-name="P7"/>
          <text:p text:style-name="P7">- Prise en compte des jours fériés</text:p>
          <text:p text:style-name="P7">- Planning individuel.</text:p>
          <text:p text:style-name="P7">- Planning de groupe par service (utilisation d'une couleur par type d'absence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ed C</meta:initial-creator>
    <meta:creation-date>2017-03-24T14:54:39.07</meta:creation-date>
    <dc:date>2017-03-28T17:06:47.66</dc:date>
    <dc:creator>Fred C</dc:creator>
    <meta:editing-duration>PT3H33M19S</meta:editing-duration>
    <meta:editing-cycles>4</meta:editing-cycles>
    <meta:generator>OpenOffice/4.1.3$Win32 OpenOffice.org_project/413m1$Build-9783</meta:generator>
    <meta:document-statistic meta:table-count="0" meta:image-count="1" meta:object-count="0" meta:page-count="2" meta:paragraph-count="29" meta:word-count="243" meta:character-count="1351"/>
  </office:meta>
</office:document-meta>
</file>